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326in"/>
    </style:style>
    <style:style style:name="Table1.B" style:family="table-column">
      <style:table-column-properties style:column-width="2.6847in"/>
    </style:style>
    <style:style style:name="Table1.C" style:family="table-column">
      <style:table-column-properties style:column-width="2.875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0b1d" officeooo:paragraph-rsid="000b0b1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text-properties officeooo:rsid="000b0b1d" officeooo:paragraph-rsid="000b0b1d"/>
    </style:style>
    <style:style style:name="T1" style:family="text">
      <style:text-properties officeooo:rsid="000beca3"/>
    </style:style>
    <style:style style:name="T2" style:family="text">
      <style:text-properties style:font-name="Liberation Serif" fo:font-size="18pt" fo:font-weight="bold" officeooo:rsid="000beca3" style:font-name-asian="Noto Serif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erif" fo:font-size="18pt" officeooo:rsid="000beca3" style:font-name-asian="Noto Serif CJK SC" style:font-size-asian="18pt" style:font-name-complex="Lohit Devanagari1" style:font-size-complex="18pt"/>
    </style:style>
    <style:style style:name="T4" style:family="text">
      <style:text-properties officeooo:rsid="000c4e57"/>
    </style:style>
    <style:style style:name="T5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Verification (Verificação)</text:span> e <text:span text:style-name="Strong_20_Emphasis">Validation (Validação)</text:span> são dois conceitos fundamentais no processo de garantia de qualidade de software, cada um com um objetivo distinto, porém complementar. Ambos visam assegurar que o produto final atenda aos requisitos e expectativas, mas atuam em fases e perspectivas diferentes.</text:p>
      <text:p text:style-name="Horizontal_20_Line"/>
      <text:h text:style-name="Heading_20_2" text:outline-level="2"><text:span text:style-name="Strong_20_Emphasis">1. Verification (Verificação) → "Estamos construindo o produto certo?"</text:span></text:h>
      <text:p text:style-name="Text_20_body"><text:span text:style-name="Strong_20_Emphasis">Definição:</text:span> Processo de avaliar se o software está sendo desenvolvido <text:span text:style-name="Strong_20_Emphasis">corretamente</text:span>, de acordo com as especificações técnicas e de design.</text:p>
      <text:h text:style-name="Heading_20_3" text:outline-level="3"><text:span text:style-name="Strong_20_Emphasis">Características:</text:span></text:h>
      <text:p text:style-name="Text_20_body">✔ <text:span text:style-name="Strong_20_Emphasis">Foco no processo</text:span> – Verifica se as etapas de desenvolvimento estão seguindo os padrões.<text:line-break/>✔ <text:span text:style-name="Strong_20_Emphasis">Ocorre durante o desenvolvimento</text:span> – Antes do software estar pronto.<text:line-break/>✔ <text:span text:style-name="Strong_20_Emphasis">Baseado em documentos</text:span> – Requisitos, design, código.</text:p>
      <text:h text:style-name="Heading_20_3" text:outline-level="3"><text:span text:style-name="Strong_20_Emphasis">Exemplos de Atividades:</text:span></text:h>
      <text:list xml:id="list560733657" text:style-name="L1">
        <text:list-item>
          <text:p text:style-name="P2">Revisões de código (<text:span text:style-name="Emphasis">code reviews</text:span>).</text:p>
        </text:list-item>
        <text:list-item>
          <text:p text:style-name="P2">Análise estática (ferramentas como SonarQube).</text:p>
        </text:list-item>
        <text:list-item>
          <text:p text:style-name="P2">Testes de unidade e integração.</text:p>
        </text:list-item>
        <text:list-item>
          <text:p text:style-name="P2">Inspeções de documentos (SRS, diagramas UML).</text:p>
        </text:list-item>
      </text:list>
      <text:h text:style-name="Heading_20_3" text:outline-level="3"><text:span text:style-name="Strong_20_Emphasis">Métodos Comuns:</text:span></text:h>
      <text:list xml:id="list2636944206" text:style-name="L2">
        <text:list-item>
          <text:p text:style-name="P3"><text:span text:style-name="Strong_20_Emphasis">Inspeções e Walkthroughs</text:span> (revisões manuais).</text:p>
        </text:list-item>
        <text:list-item>
          <text:p text:style-name="P3"><text:span text:style-name="Strong_20_Emphasis">Análise estática de código</text:span> (sem executar o programa).</text:p>
        </text:list-item>
        <text:list-item>
          <text:p text:style-name="P3"><text:span text:style-name="Strong_20_Emphasis">Testes de Caixa Branca</text:span> (White Box Testing).</text:p>
        </text:list-item>
      </text:list>
      <text:p text:style-name="Horizontal_20_Line"/>
      <text:h text:style-name="Heading_20_2" text:outline-level="2"><text:span text:style-name="Strong_20_Emphasis">2. Validation (Validação) → "</text:span><text:span text:style-name="Strong_20_Emphasis"><text:span text:style-name="T1">O produto </text:span></text:span><text:span text:style-name="Strong_20_Emphasis"><text:span text:style-name="T4">foi</text:span></text:span><text:span text:style-name="Strong_20_Emphasis"><text:span text:style-name="T3"> construido corretamente</text:span></text:span><text:span text:style-name="Strong_20_Emphasis">?"</text:span></text:h>
      <text:p text:style-name="Text_20_body"><text:span text:style-name="Strong_20_Emphasis">Definição:</text:span> Processo de avaliar se o software <text:span text:style-name="Strong_20_Emphasis">atende às necessidades reais do usuário</text:span> e cumpre seu propósito de negócio.</text:p>
      <text:h text:style-name="Heading_20_3" text:outline-level="3"><text:span text:style-name="Strong_20_Emphasis">Características:</text:span></text:h>
      <text:p text:style-name="Text_20_body">✔ <text:span text:style-name="Strong_20_Emphasis">Foco no produto final</text:span> – Verifica se o resultado está alinhado com as expectativas do cliente.<text:line-break/>✔ <text:span text:style-name="Strong_20_Emphasis">Ocorre após o desenvolvimento</text:span> (ou em versões executáveis).<text:line-break/>✔ <text:span text:style-name="Strong_20_Emphasis">Baseado em testes funcionais e feedback</text:span>.</text:p>
      <text:h text:style-name="Heading_20_3" text:outline-level="3"><text:soft-page-break/><text:span text:style-name="Strong_20_Emphasis">Exemplos de Atividades:</text:span></text:h>
      <text:list xml:id="list2631993296" text:style-name="L3">
        <text:list-item>
          <text:p text:style-name="P4">Testes de sistema e aceitação (UAT).</text:p>
        </text:list-item>
        <text:list-item>
          <text:p text:style-name="P4">Demonstrações para o cliente (<text:span text:style-name="Emphasis">demos</text:span>).</text:p>
        </text:list-item>
        <text:list-item>
          <text:p text:style-name="P4">Testes de usabilidade com usuários reais.</text:p>
        </text:list-item>
        <text:list-item>
          <text:p text:style-name="P4">Validação de requisitos de negócio.</text:p>
        </text:list-item>
      </text:list>
      <text:h text:style-name="Heading_20_3" text:outline-level="3"><text:span text:style-name="Strong_20_Emphasis">Métodos Comuns:</text:span></text:h>
      <text:list xml:id="list209880806" text:style-name="L4">
        <text:list-item>
          <text:p text:style-name="P5"><text:span text:style-name="Strong_20_Emphasis">Testes de Caixa Preta</text:span> (Black Box Testing).</text:p>
        </text:list-item>
        <text:list-item>
          <text:p text:style-name="P5"><text:span text:style-name="Strong_20_Emphasis">Testes de Aceitação do Usuário (UAT)</text:span>.</text:p>
        </text:list-item>
        <text:list-item>
          <text:p text:style-name="P5"><text:span text:style-name="Strong_20_Emphasis">Prototipagem e feedback contínuo</text:span>.</text:p>
        </text:list-item>
      </text:list>
      <text:p text:style-name="Horizontal_20_Line"/>
      <text:h text:style-name="Heading_20_2" text:outline-level="2"><text:span text:style-name="Strong_20_Emphasis">Diferença Chave entre Verification e Valid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ritério</text:span></text:p>
            </table:table-cell>
            <table:table-cell table:style-name="Table1.A1" office:value-type="string">
              <text:p text:style-name="Table_20_Heading"><text:span text:style-name="Strong_20_Emphasis">Verification (Verificação)</text:span></text:p>
            </table:table-cell>
            <table:table-cell table:style-name="Table1.A1" office:value-type="string">
              <text:p text:style-name="Table_20_Heading"><text:span text:style-name="Strong_20_Emphasis">Validation (Validação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bjetivo</text:span></text:p>
          </table:table-cell>
          <table:table-cell table:style-name="Table1.A1" office:value-type="string">
            <text:p text:style-name="Table_20_Contents">Assegurar que o software é construído corretamente.</text:p>
          </table:table-cell>
          <table:table-cell table:style-name="Table1.A1" office:value-type="string">
            <text:p text:style-name="Table_20_Contents">Assegurar que o software atende às necessidades reai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Quando ocorre?</text:span></text:p>
          </table:table-cell>
          <table:table-cell table:style-name="Table1.A1" office:value-type="string">
            <text:p text:style-name="Table_20_Contents">Durante o desenvolvimento.</text:p>
          </table:table-cell>
          <table:table-cell table:style-name="Table1.A1" office:value-type="string">
            <text:p text:style-name="Table_20_Contents">Após o desenvolvimento (ou em versões testávei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ase de Avaliação</text:span></text:p>
          </table:table-cell>
          <table:table-cell table:style-name="Table1.A1" office:value-type="string">
            <text:p text:style-name="Table_20_Contents">Documentação técnica (requisitos, código).</text:p>
          </table:table-cell>
          <table:table-cell table:style-name="Table1.A1" office:value-type="string">
            <text:p text:style-name="Table_20_Contents">Expectativas do usuário/client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emplo</text:span></text:p>
          </table:table-cell>
          <table:table-cell table:style-name="Table1.A1" office:value-type="string">
            <text:p text:style-name="Table_20_Contents">"O código implementa o requisito X corretamente?"</text:p>
          </table:table-cell>
          <table:table-cell table:style-name="Table1.A1" office:value-type="string">
            <text:p text:style-name="Table_20_Contents">"O usuário consegue realizar a tarefa Y com facilidade?"</text:p>
          </table:table-cell>
        </table:table-row>
      </table:table>
      <text:p text:style-name="Horizontal_20_Line"/>
      <text:h text:style-name="Heading_20_2" text:outline-level="2"><text:span text:style-name="Strong_20_Emphasis">Exemplo Prático</text:span></text:h>
      <text:p text:style-name="Text_20_body"><text:span text:style-name="Strong_20_Emphasis">Cenário:</text:span> Um sistema de e-commerce.</text:p>
      <text:list xml:id="list2882984141" text:style-name="L5">
        <text:list-item>
          <text:p text:style-name="P6"><text:span text:style-name="Strong_20_Emphasis">Verification:</text:span></text:p>
          <text:list>
            <text:list-item>
              <text:p text:style-name="P6">O desenvolvedor verifica se o carrinho de compras calcula corretamente o total (10% de desconto para VIPs).</text:p>
            </text:list-item>
            <text:list-item>
              <text:p text:style-name="P6">Um <text:span text:style-name="Emphasis">code review</text:span> confirma que o código segue os padrões da equipe.</text:p>
            </text:list-item>
          </text:list>
        </text:list-item>
        <text:list-item>
          <text:p text:style-name="P6"><text:span text:style-name="Strong_20_Emphasis">Validation:</text:span></text:p>
          <text:list>
            <text:list-item>
              <text:p text:style-name="P6">Um usuário real testa o fluxo de compra e confirma que o desconto é aplicado e visível.</text:p>
            </text:list-item>
            <text:list-item>
              <text:p text:style-name="P6">O cliente valida se a experiência de compra é intuitiva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Por que são importantes?</text:span></text:h>
      <text:p text:style-name="Text_20_body">🔹 <text:span text:style-name="Strong_20_Emphasis">Verification</text:span> evita <text:span text:style-name="Strong_20_Emphasis">bugs precoces</text:span> (problemas de código, design mal implementado).<text:line-break/>🔹 <text:span text:style-name="Strong_20_Emphasis">Validation</text:span> evita <text:span text:style-name="Strong_20_Emphasis">falhas de negócio</text:span> (software que não resolve o problema real).<text:line-break/>🔹 Juntas, garantem <text:span text:style-name="Strong_20_Emphasis">qualidade técnica + satisfação do usuário</text:span>.</text:p>
      <text:p text:style-name="Horizontal_20_Line"/>
      <text:h text:style-name="Heading_20_2" text:outline-level="2"><text:span text:style-name="Strong_20_Emphasis">Ferramentas Relacionadas</text:span></text:h>
      <text:list xml:id="list3054355009" text:style-name="L6">
        <text:list-item>
          <text:p text:style-name="P7"><text:span text:style-name="Strong_20_Emphasis">Verification:</text:span> SonarQube, Checkstyle, JUnit.</text:p>
        </text:list-item>
        <text:list-item>
          <text:p text:style-name="P7"><text:span text:style-name="Strong_20_Emphasis">Validation:</text:span> TestRail (UAT), JIRA (feedback), Hotjar (análise de usabilidade)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Enquanto a <text:span text:style-name="Strong_20_Emphasis">Verification</text:span> assegura que o software está sendo <text:span text:style-name="Strong_20_Emphasis">construído da maneira certa</text:span>, a <text:span text:style-name="Strong_20_Emphasis">Validation</text:span> garante que estamos <text:span text:style-name="Strong_20_Emphasis">construindo a coisa certa</text:span>. Ambas são essenciais para entregar um produto <text:span text:style-name="Strong_20_Emphasis">tecnicamente sólido e alinhado com as necessidades do usuário</text:span>.</text:p>
      <text:p text:style-name="Text_20_body"><text:span text:style-name="Strong_20_Emphasis">Dica:</text:span> Equipes ágeis integram ambas as práticas continuamente (ex.: testes automatizados + feedback constante do cliente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7:30.258201050</meta:creation-date>
    <dc:date>2025-05-05T17:13:30.440523420</dc:date>
    <meta:editing-duration>PT3M17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59" meta:word-count="516" meta:character-count="3477" meta:non-whitespace-character-count="3038"/>
  </office:meta>
</office:document-meta>
</file>